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5E0B3" style:repeat-content="fals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5E0B3" style:repeat-content="false"/>
      <style:paragraph-properties fo:text-align="center"/>
      <style:text-properties fo:font-size="24pt" style:font-size-asian="24pt" style:font-size-complex="24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  <style:text-properties fo:font-size="20pt" style:font-size-asian="20pt" style:font-size-complex="20pt"/>
    </style:style>
    <style:style style:name="ce6" style:family="table-cell" style:parent-style-name="Default" style:data-style-name="N0"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5E0B3" style:repeat-content="false"/>
      <style:paragraph-properties fo:text-align="center"/>
      <style:text-properties fo:font-size="24pt" style:font-size-asian="24pt" style:font-size-complex="24p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C5E0B3" style:repeat-content="false"/>
      <style:paragraph-properties fo:text-align="center"/>
      <style:text-properties fo:font-size="24pt" style:font-size-asian="24pt" style:font-size-complex="24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automatic" fo:background-color="#FBE4D5" style:repeat-content="false"/>
      <style:paragraph-properties fo:text-align="center"/>
      <style:text-properties fo:font-size="28pt" style:font-size-asian="28pt" style:font-size-complex="2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2" style:family="table-cell" style:parent-style-name="Default" style:data-style-name="N0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16" style:family="table-cell" style:parent-style-name="Default" style:data-style-name="N0">
      <style:table-cell-properties fo:border="thin solid #000000" style:vertical-align="automatic" fo:background-color="#C5E0B3" style:repeat-content="false"/>
      <style:paragraph-properties fo:text-align="start" fo:margin-left="0.353cm"/>
      <style:text-properties fo:font-size="24pt" style:font-size-asian="24pt" style:font-size-complex="24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size="20pt" style:font-size-asian="20pt" style:font-size-complex="20pt"/>
    </style:style>
    <style:style style:name="ce19" style:family="table-cell" style:parent-style-name="Default" style:data-style-name="N0">
      <style:table-cell-properties fo:border="thin solid #000000"/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ext-properties fo:font-size="22pt" style:font-size-asian="22pt" style:font-size-complex="22pt" fo:font-weight="bold" style:font-weight-asian="bold" style:font-weight-complex="bold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6.905625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0.6097916666667cm"/>
    </style:style>
    <style:style style:name="co6" style:family="table-column">
      <style:table-column-properties fo:break-before="auto" style:column-width="7.48770833333333cm"/>
    </style:style>
    <style:style style:name="co7" style:family="table-column">
      <style:table-column-properties fo:break-before="auto" style:column-width="10.2922916666667cm"/>
    </style:style>
    <style:style style:name="co8" style:family="table-column">
      <style:table-column-properties fo:break-before="auto" style:column-width="12.3560416666667cm"/>
    </style:style>
    <style:style style:name="co9" style:family="table-column">
      <style:table-column-properties fo:break-before="auto" style:column-width="11.7739583333333cm"/>
    </style:style>
    <style:style style:name="co10" style:family="table-column">
      <style:table-column-properties fo:break-before="auto" style:column-width="12.144375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392083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63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Testdata.$A$1:.$A$3])" table:base-cell-address="NFT-_RA.C4">
          <table:help-message/>
          <table:error-message table:display="true"/>
        </table:content-validation>
        <table:content-validation table:name="val2" table:condition="of:cell-content-is-in-list([Testdata.$B$1:.$B$5])" table:base-cell-address="NFT-_RA.D4">
          <table:help-message/>
          <table:error-message table:display="true"/>
        </table:content-validation>
        <table:content-validation table:name="val3" table:condition="of:cell-content-is-in-list([Testdata.$C$1:.$C$6])" table:base-cell-address="NFT-_RA.H4">
          <table:help-message/>
          <table:error-message table:display="true"/>
        </table:content-validation>
        <table:content-validation table:name="val4" table:condition="of:cell-content-is-in-list([Testdata.$D$1:.$D$3])" table:base-cell-address="NFT-_RA.I4">
          <table:help-message/>
          <table:error-message table:display="true"/>
        </table:content-validation>
      </table:content-validations>
      <table:table table:name="NFT-_RA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1">
          <table:table-cell table:style-name="ce1"/>
          <table:table-cell table:style-name="ce15"/>
          <table:table-cell table:number-columns-repeated="2" table:style-name="ce1"/>
          <table:table-cell office:value-type="string" table:style-name="ce20">
            <text:p>TEAM ID - PNT2022TMID39426</text:p>
          </table:table-cell>
          <table:table-cell table:number-columns-repeated="16379" table:style-name="ce1"/>
        </table:table-row>
        <table:table-row table:style-name="ro1">
          <table:table-cell table:number-columns-spanned="3" table:number-rows-spanned="1" table:style-name="ce9"/>
          <table:covered-table-cell table:number-columns-repeated="2"/>
          <table:table-cell office:value-type="string" table:number-columns-spanned="5" table:number-rows-spanned="1" table:style-name="ce10">
            <text:p>NFT - Risk Assessment</text:p>
          </table:table-cell>
          <table:covered-table-cell table:number-columns-repeated="4"/>
          <table:table-cell table:number-columns-spanned="2" table:number-rows-spanned="1" table:style-name="ce11"/>
          <table:covered-table-cell/>
          <table:table-cell table:number-columns-repeated="16374" table:style-name="ce1"/>
        </table:table-row>
        <table:table-row table:style-name="ro1">
          <table:table-cell office:value-type="string" table:style-name="ce2">
            <text:p>S.No</text:p>
          </table:table-cell>
          <table:table-cell office:value-type="string" table:style-name="ce16">
            <text:p>Project Name</text:p>
            <draw:frame draw:z-index="1" draw:id="id0" draw:style-name="a8" draw:name="TextBox 1" svg:x="0.0625in" svg:y="0.3125in" svg:width="2.25in" svg:height="0.77083in">
              <draw:text-box>
                <text:p text:style-name="a1" text:class-names="" text:cond-style-name=""><text:span text:style-name="a0" text:class-names=""/></text:p>
                <text:p text:style-name="a5" text:class-names="" text:cond-style-name=""><text:span text:style-name="a2" text:class-names=""><text:s text:c="1"/></text:span><text:span text:style-name="a3" text:class-names="">Hazardous Area Monitoring For Industrial Plant Powered By IoT<text:s text:c="1"/></text:span><text:span text:style-name="a4" text:class-names=""><text:tab/></text:span></text:p>
                <text:p text:style-name="a7" text:class-names="" text:cond-style-name=""><text:span text:style-name="a6" text:class-names=""/></text:p>
              </draw:text-box>
              <svg:title/>
              <svg:desc/>
            </draw:frame>
          </table:table-cell>
          <table:table-cell office:value-type="string" table:style-name="ce3">
            <text:p>Scope/feature</text:p>
          </table:table-cell>
          <table:table-cell office:value-type="string" table:style-name="ce2">
            <text:p>Functional Changes</text:p>
          </table:table-cell>
          <table:table-cell office:value-type="string" table:style-name="ce2">
            <text:p>Hardware Changes</text:p>
          </table:table-cell>
          <table:table-cell office:value-type="string" table:style-name="ce2">
            <text:p>Software Changes</text:p>
          </table:table-cell>
          <table:table-cell office:value-type="string" table:style-name="ce2">
            <text:p>Impact of Downtime</text:p>
          </table:table-cell>
          <table:table-cell office:value-type="string" table:style-name="ce2">
            <text:p>Load/Volume Changes</text:p>
          </table:table-cell>
          <table:table-cell office:value-type="string" table:style-name="ce2">
            <text:p>Risk Score</text:p>
          </table:table-cell>
          <table:table-cell office:value-type="string" table:style-name="ce2">
            <text:p>Justification</text:p>
            <draw:frame draw:z-index="2" draw:id="id1" draw:style-name="a19" draw:name="TextBox 2" svg:x="0.77083in" svg:y="0.32292in" svg:width="2.71875in" svg:height="0.83524in">
              <draw:text-box>
                <text:p text:style-name="a10" text:class-names="" text:cond-style-name=""><text:span text:style-name="a9" text:class-names=""/></text:p>
                <text:p text:style-name="a14" text:class-names="" text:cond-style-name=""><text:span text:style-name="a11" text:class-names=""><text:s text:c="1"/></text:span><text:span text:style-name="a12" text:class-names="">Reporting the hazard to control node or by <text:s text:c="1"/>Using cloud Service<text:s text:c="1"/></text:span><text:span text:style-name="a13" text:class-names=""><text:tab/></text:span></text:p>
                <text:p text:style-name="a16" text:class-names="" text:cond-style-name=""><text:span text:style-name="a15" text:class-names=""><text:tab/>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float" office:value="1" table:style-name="ce5">
            <text:p>1</text:p>
          </table:table-cell>
          <table:table-cell table:style-name="ce17"/>
          <table:table-cell table:content-validation-name="val1" table:style-name="ce5">
            <draw:frame draw:z-index="4" draw:id="id3" draw:style-name="a27" draw:name="TextBox 4" svg:x="0.39583in" svg:y="0.125in" svg:width="1.79233in" svg:height="0.37488in">
              <draw:text-box>
                <text:p text:style-name="a26" text:class-names="" text:cond-style-name=""><text:span text:style-name="a23" text:class-names="">Unfamiliar order</text:span><text:span text:style-name="a24" text:class-names="">.</text:span><text:span text:style-name="a25" text:class-names=""/></text:p>
              </draw:text-box>
              <svg:title/>
              <svg:desc/>
            </draw:frame>
          </table:table-cell>
          <table:table-cell office:value-type="string" table:content-validation-name="val2" table:style-name="ce19">
            <text:p>Low</text:p>
          </table:table-cell>
          <table:table-cell office:value-type="string" table:content-validation-name="val2" table:style-name="ce19">
            <text:p>No Changes</text:p>
          </table:table-cell>
          <table:table-cell office:value-type="string" table:content-validation-name="val2" table:style-name="ce19">
            <text:p>Moderate</text:p>
          </table:table-cell>
          <table:table-cell office:value-type="string" table:style-name="ce19">
            <text:p>NIL</text:p>
          </table:table-cell>
          <table:table-cell office:value-type="string" table:content-validation-name="val3" table:style-name="ce19">
            <text:p>&gt;5 to 10%</text:p>
          </table:table-cell>
          <table:table-cell table:content-validation-name="val4" table:style-name="ce5">
            <draw:frame draw:z-index="3" draw:id="id2" draw:style-name="a22" draw:name="TextBox 3" svg:x="1.72917in" svg:y="0.09375in" svg:width="2.375in" svg:height="0.37488in">
              <draw:text-box>
                <text:p text:style-name="a21" text:class-names="" text:cond-style-name=""><text:span text:style-name="a20" text:class-names="">YELLOW</text:span></text:p>
              </draw:text-box>
              <svg:title/>
              <svg:desc/>
            </draw:frame>
          </table:table-cell>
          <table:table-cell table:style-name="ce5"/>
          <table:table-cell table:number-columns-repeated="16" table:style-name="ce6"/>
          <table:table-cell table:number-columns-repeated="16358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style-name="ce1"/>
          <table:table-cell office:value-type="string" table:number-columns-spanned="5" table:number-rows-spanned="1" table:style-name="ce10">
            <text:p>NFT - Detailed Test Plan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style-name="ce1"/>
          <table:table-cell table:style-name="ce15">
            <draw:frame draw:z-index="5" draw:id="id4" draw:style-name="a30" draw:name="TextBox 5" svg:x="1.39583in" svg:y="0.32292in" svg:width="0.20202in" svg:height="0.28933in">
              <draw:text-box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style-name="ce1"/>
          <table:table-cell office:value-type="string" table:style-name="ce7">
            <text:p>S.No</text:p>
          </table:table-cell>
          <table:table-cell office:value-type="string" table:style-name="ce7">
            <text:p>Project Overview</text:p>
            <draw:frame draw:z-index="6" draw:id="id5" draw:style-name="a40" draw:name="TextBox 6" svg:x="0.86458in" svg:y="0.40625in" svg:width="2.57292in" svg:height="0.70833in">
              <draw:text-box>
                <text:p text:style-name="a34" text:class-names="" text:cond-style-name=""><text:span text:style-name="a31" text:class-names=""><text:s text:c="1"/></text:span><text:span text:style-name="a32" text:class-names=""><text:s text:c="1"/>If their expectations of safety</text:span><text:span text:style-name="a33" text:class-names=""/></text:p>
                <text:p text:style-name="a37" text:class-names="" text:cond-style-name=""><text:span text:style-name="a35" text:class-names=""><text:s text:c="1"/>from hazards arefulfilled by the</text:span><text:span text:style-name="a36" text:class-names=""/></text:p>
                <text:p text:style-name="a39" text:class-names="" text:cond-style-name=""><text:span text:style-name="a38" text:class-names=""><text:s text:c="1"/>industrial working environment.</text:span></text:p>
              </draw:text-box>
              <svg:title/>
              <svg:desc/>
            </draw:frame>
          </table:table-cell>
          <table:table-cell office:value-type="string" table:style-name="ce7">
            <text:p>NFT Test approach</text:p>
            <draw:frame draw:z-index="7" draw:id="id6" draw:style-name="a50" draw:name="TextBox 7" svg:x="0.23958in" svg:y="0.30208in" svg:width="2.83333in" svg:height="0.69792in">
              <draw:text-box>
                <text:p text:style-name="a42" text:class-names="" text:cond-style-name=""><text:span text:style-name="a41" text:class-names=""/></text:p>
                <text:p text:style-name="a45" text:class-names="" text:cond-style-name=""><text:span text:style-name="a43" text:class-names=""><text:s text:c="1"/></text:span><text:span text:style-name="a44" text:class-names="">High speed, not cost effective and</text:span></text:p>
                <text:p text:style-name="a47" text:class-names="" text:cond-style-name=""><text:span text:style-name="a46" text:class-names=""><text:s text:c="1"/>controlling the hazard at minimal level. <text:tab/></text:span></text:p>
                <text:p text:style-name="a49" text:class-names="" text:cond-style-name=""><text:span text:style-name="a48" text:class-names=""/></text:p>
              </draw:text-box>
              <svg:title/>
              <svg:desc/>
            </draw:frame>
          </table:table-cell>
          <table:table-cell office:value-type="string" table:style-name="ce7">
            <text:p>Assumptions/Dependencies/Risks</text:p>
            <draw:frame draw:z-index="8" draw:id="id7" draw:style-name="a63" draw:name="TextBox 9" svg:x="0.21875in" svg:y="0.25in" svg:width="3.52083in" svg:height="0.875in">
              <draw:text-box>
                <text:p text:style-name="a52" text:class-names="" text:cond-style-name=""><text:span text:style-name="a51" text:class-names=""/></text:p>
                <text:p text:style-name="a55" text:class-names="" text:cond-style-name=""><text:span text:style-name="a53" text:class-names=""><text:s text:c="1"/></text:span><text:span text:style-name="a54" text:class-names="">By using continuous monitoring and<text:s text:c="1"/></text:span></text:p>
                <text:p text:style-name="a57" text:class-names="" text:cond-style-name=""><text:span text:style-name="a56" text:class-names="">detecting of hazardous signs, major problems will be</text:span></text:p>
                <text:p text:style-name="a60" text:class-names="" text:cond-style-name=""><text:span text:style-name="a58" text:class-names=""><text:s text:c="1"/>prevented at the initial stages.<text:s text:c="1"/></text:span><text:span text:style-name="a59" text:class-names=""><text:tab/></text:span></text:p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office:value-type="string" table:style-name="ce7">
            <text:p>Approvals/SignOff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18"/>
          <table:table-cell table:style-name="ce6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style-name="ce5">
            <draw:frame draw:z-index="9" draw:id="id8" draw:style-name="a70" draw:name="TextBox 10" svg:x="1.3125in" svg:y="0.01042in" svg:width="2.23958in" svg:height="0.52083in">
              <draw:text-box>
                <text:p text:style-name="a69" text:class-names="" text:cond-style-name=""><text:span text:style-name="a64" text:class-names="">D.KEERTHANA,M.YOGASRI</text:span><text:span text:style-name="a65" text:class-names=""><text:s text:c="1"/>,</text:span><text:span text:style-name="a66" text:class-names="">B.HEMARANJANI,</text:span><text:span text:style-name="a67" text:class-names=""><text:s text:c="1"/></text:span><text:span text:style-name="a68" text:class-names="">S.ANANTHI</text:span></text:p>
              </draw:text-box>
              <svg:title/>
              <svg:desc/>
            </draw:frame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style-name="ce1"/>
          <table:table-cell office:value-type="string" table:number-columns-spanned="5" table:number-rows-spanned="1" table:style-name="ce10">
            <text:p>End Of Test Report</text:p>
          </table:table-cell>
          <table:covered-table-cell table:number-columns-repeated="4"/>
          <table:table-cell table:number-columns-repeated="16376" table:style-name="ce1"/>
        </table:table-row>
        <table:table-row table:style-name="ro2">
          <table:table-cell office:value-type="string" table:style-name="ce2">
            <text:p>S.No</text:p>
            <draw:frame draw:z-index="12" draw:id="id11" draw:style-name="a100" draw:name="TextBox 13" svg:x="0.65625in" svg:y="0.86458in" svg:width="2.875in" svg:height="0.8125in">
              <draw:text-box>
                <text:p text:style-name="a91" text:class-names="" text:cond-style-name=""><text:span text:style-name="a90" text:class-names=""><text:s text:c="1"/>If their expectations of safety</text:span></text:p>
                <text:p text:style-name="a93" text:class-names="" text:cond-style-name=""><text:span text:style-name="a92" text:class-names=""><text:s text:c="1"/>from hazards arefulfilled by the</text:span></text:p>
                <text:p text:style-name="a95" text:class-names="" text:cond-style-name=""><text:span text:style-name="a94" text:class-names=""><text:s text:c="1"/>industrial<text:s text:c="1"/></text:span></text:p>
                <text:p text:style-name="a97" text:class-names="" text:cond-style-name=""><text:span text:style-name="a96" text:class-names="">working environment. <text:tab/></text:span></text:p>
                <text:p text:style-name="a99" text:class-names="" text:cond-style-name=""><text:span text:style-name="a98" text:class-names=""/></text:p>
              </draw:text-box>
              <svg:title/>
              <svg:desc/>
            </draw:frame>
          </table:table-cell>
          <table:table-cell office:value-type="string" table:style-name="ce16">
            <text:p>Project Overview</text:p>
          </table:table-cell>
          <table:table-cell office:value-type="string" table:style-name="ce2">
            <text:p>NFT Test approach</text:p>
            <draw:frame draw:z-index="13" draw:id="id12" draw:style-name="a108" draw:name="TextBox 14" svg:x="0.02083in" svg:y="0.82292in" svg:width="3.23125in" svg:height="0.66602in">
              <draw:text-box>
                <text:p text:style-name="a102" text:class-names="" text:cond-style-name=""><text:span text:style-name="a101" text:class-names=""/></text:p>
                <text:p text:style-name="a105" text:class-names="" text:cond-style-name=""><text:span text:style-name="a103" text:class-names=""><text:s text:c="1"/></text:span><text:span text:style-name="a104" text:class-names="">controlling the hazard at minimal level. <text:tab/>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office:value-type="string" table:style-name="ce2">
            <text:p>NFR - Met</text:p>
          </table:table-cell>
          <table:table-cell office:value-type="string" table:style-name="ce2">
            <text:p>Test Outcome</text:p>
            <draw:frame draw:z-index="16" draw:id="id15" draw:style-name="a153" draw:name="TextBox 17" svg:x="4.09375in" svg:y="0.77083in" svg:width="3.13542in" svg:height="2.73787in">
              <draw:text-box>
                <text:p text:style-name="a128" text:class-names="" text:cond-style-name=""><text:span text:style-name="a127" text:class-names=""/></text:p>
                <text:p text:style-name="a130" text:class-names="" text:cond-style-name=""><text:span text:style-name="a129" text:class-names=""><text:s text:c="1"/>Industrial hazard is the danger or chance of<text:s text:c="1"/></text:span></text:p>
                <text:p text:style-name="a132" text:class-names="" text:cond-style-name=""><text:span text:style-name="a131" text:class-names="">accidental injury to the worker while engaged<text:s text:c="1"/></text:span></text:p>
                <text:p text:style-name="a134" text:class-names="" text:cond-style-name=""><text:span text:style-name="a133" text:class-names="">at his accustomed work in the plant.</text:span></text:p>
                <text:p text:style-name="a136" text:class-names="" text:cond-style-name=""><text:span text:style-name="a135" text:class-names="">The most occurring problems in industries<text:s text:c="1"/></text:span></text:p>
                <text:p text:style-name="a138" text:class-names="" text:cond-style-name=""><text:span text:style-name="a137" text:class-names="">are fir accidents,harmful gas leakages,<text:s text:c="1"/></text:span></text:p>
                <text:p text:style-name="a140" text:class-names="" text:cond-style-name=""><text:span text:style-name="a139" text:class-names="">overheating in machines,electrical explosions,<text:s text:c="1"/></text:span></text:p>
                <text:p text:style-name="a142" text:class-names="" text:cond-style-name=""><text:span text:style-name="a141" text:class-names="">accidents due to improper operating<text:s text:c="1"/></text:span></text:p>
                <text:p text:style-name="a144" text:class-names="" text:cond-style-name=""><text:span text:style-name="a143" text:class-names="">conditions and faults in systems.<text:s text:c="1"/></text:span></text:p>
                <text:p text:style-name="a146" text:class-names="" text:cond-style-name=""><text:span text:style-name="a145" text:class-names="">Identifying industrial hazards allows<text:s text:c="1"/></text:span></text:p>
                <text:p text:style-name="a148" text:class-names="" text:cond-style-name=""><text:span text:style-name="a147" text:class-names="">employers to protect their worker<text:s text:c="1"/></text:span></text:p>
                <text:p text:style-name="a150" text:class-names="" text:cond-style-name=""><text:span text:style-name="a149" text:class-names="">from accidents,injuries, and fatalities. <text:tab/></text:span></text:p>
                <text:p text:style-name="a152" text:class-names="" text:cond-style-name=""><text:span text:style-name="a151" text:class-names=""/></text:p>
              </draw:text-box>
              <svg:title/>
              <svg:desc/>
            </draw:frame>
          </table:table-cell>
          <table:table-cell office:value-type="string" table:style-name="ce2">
            <text:p>GO/NO-GO decision</text:p>
          </table:table-cell>
          <table:table-cell office:value-type="string" table:style-name="ce2">
            <text:p>Recommendations</text:p>
            <draw:frame draw:z-index="17" draw:id="id16" draw:style-name="a168" draw:name="TextBox 18" svg:x="0.03125in" svg:y="0.75in" svg:width="3.76243in" svg:height="1.23107in">
              <draw:text-box>
                <text:p text:style-name="a155" text:class-names="" text:cond-style-name=""><text:span text:style-name="a154" text:class-names=""/></text:p>
                <text:p text:style-name="a158" text:class-names="" text:cond-style-name=""><text:span text:style-name="a156" text:class-names=""><text:s text:c="1"/></text:span><text:span text:style-name="a157" text:class-names="">Huge cost savings, Greater job satisfaction<text:s text:c="1"/></text:span></text:p>
                <text:p text:style-name="a160" text:class-names="" text:cond-style-name=""><text:span text:style-name="a159" text:class-names="">and higher motivation can be obtained by the workers</text:span></text:p>
                <text:p text:style-name="a162" text:class-names="" text:cond-style-name=""><text:span text:style-name="a161" text:class-names=""><text:s text:c="1"/>if their expectations of safety from hazards are fulfilled</text:span></text:p>
                <text:p text:style-name="a165" text:class-names="" text:cond-style-name=""><text:span text:style-name="a163" text:class-names=""><text:s text:c="1"/>by the industrial working environment.<text:s text:c="1"/></text:span><text:span text:style-name="a164" text:class-names=""><text:tab/></text:span></text:p>
                <text:p text:style-name="a167" text:class-names="" text:cond-style-name=""><text:span text:style-name="a166" text:class-names=""/></text:p>
              </draw:text-box>
              <svg:title/>
              <svg:desc/>
            </draw:frame>
          </table:table-cell>
          <table:table-cell office:value-type="string" table:style-name="ce8">
            <text:p>Identified Defects (Detected/Closed/Open)</text:p>
          </table:table-cell>
          <table:table-cell office:value-type="string" table:style-name="ce2">
            <text:p>Approvals/SignOff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table:style-name="ce15"/>
          <table:table-cell table:style-name="ce1">
            <draw:frame draw:z-index="14" draw:id="id13" draw:style-name="a119" draw:name="TextBox 15" svg:x="2.67708in" svg:y="0.02083in" svg:width="2.77083in" svg:height="1.02083in">
              <draw:text-box>
                <text:p text:style-name="a110" text:class-names="" text:cond-style-name=""><text:span text:style-name="a109" text:class-names="">This mechanism is feasible because it is</text:span></text:p>
                <text:p text:style-name="a112" text:class-names="" text:cond-style-name=""><text:span text:style-name="a111" text:class-names="">easy to setup, user friendly,<text:s text:c="1"/></text:span></text:p>
                <text:p text:style-name="a114" text:class-names="" text:cond-style-name=""><text:span text:style-name="a113" text:class-names="">wireless detector, predicts the risk,</text:span></text:p>
                <text:p text:style-name="a116" text:class-names="" text:cond-style-name=""><text:span text:style-name="a115" text:class-names="">in beforehand, affordable.<text:tab/></text:span></text:p>
                <text:p text:style-name="a118" text:class-names="" text:cond-style-name=""><text:span text:style-name="a117" text:class-names=""/></text:p>
              </draw:text-box>
              <svg:title/>
              <svg:desc/>
            </draw:frame>
          </table:table-cell>
          <table:table-cell table:style-name="ce1"/>
          <table:table-cell table:style-name="ce1">
            <draw:frame draw:z-index="15" draw:id="id14" draw:style-name="a126" draw:name="TextBox 16" svg:x="0.3125in" svg:y="0.05208in" svg:width="3.36238in" svg:height="0.5625in">
              <draw:text-box>
                <text:p text:style-name="a121" text:class-names="" text:cond-style-name=""><text:span text:style-name="a120" text:class-names="">This mechanism is feasible and it is easy to set up.<text:s text:c="1"/></text:span></text:p>
                <text:p text:style-name="a123" text:class-names="" text:cond-style-name=""><text:span text:style-name="a122" text:class-names="">Trust worthy and easy to access in many fields. <text:tab/></text:span></text:p>
                <text:p text:style-name="a125" text:class-names="" text:cond-style-name=""><text:span text:style-name="a124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11" draw:id="id10" draw:style-name="a89" draw:name="TextBox 12" svg:x="0.01042in" svg:y="0.01042in" svg:width="4.79167in" svg:height="0.67708in">
              <draw:text-box>
                <text:p text:style-name="a83" text:class-names="" text:cond-style-name=""><text:span text:style-name="a82" text:class-names="">When problem occurs, the investigations based on the problems</text:span></text:p>
                <text:p text:style-name="a86" text:class-names="" text:cond-style-name=""><text:span text:style-name="a84" text:class-names=""><text:s text:c="1"/>found there will be more possibilities to make the ideas in to applicable<text:s text:c="1"/></text:span><text:span text:style-name="a85" text:class-names="">.<text:tab/></text:span></text:p>
                <text:p text:style-name="a88" text:class-names="" text:cond-style-name=""><text:span text:style-name="a87" text:class-names=""/></text:p>
              </draw:text-box>
              <svg:title/>
              <svg:desc/>
            </draw:frame>
          </table:table-cell>
          <table:table-cell table:style-name="ce1">
            <draw:frame draw:z-index="10" draw:id="id9" draw:style-name="a81" draw:name="TextBox 11" svg:x="1.1875in" svg:y="0.02083in" svg:width="2.09358in" svg:height="0.5in">
              <draw:text-box>
                <text:p text:style-name="a73" text:class-names="" text:cond-style-name=""><text:span text:style-name="a71" text:class-names="">D.KEERTHANA,M.YOGASRI</text:span><text:span text:style-name="a72" text:class-names=""><text:s text:c="1"/>,</text:span></text:p>
                <text:p text:style-name="a78" text:class-names="" text:cond-style-name=""><text:span text:style-name="a74" text:class-names="">B.HEMARANJANI,</text:span><text:span text:style-name="a75" text:class-names=""><text:s text:c="1"/></text:span><text:span text:style-name="a76" text:class-names="">S.ANANTHI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4"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number-rows-repeated="980" table:style-name="ro1">
          <table:table-cell table:number-columns-repeated="16384"/>
        </table:table-row>
        <table:table-row table:number-rows-repeated="1047580" table:style-name="ro3">
          <table:table-cell table:number-columns-repeated="16384"/>
        </table:table-row>
      </table:table>
      <table:table table:name="DTP" table:style-name="ta1">
        <table:table-column table:style-name="co14" table:default-cell-style-name="ce1"/>
        <table:table-column table:style-name="co11" table:number-columns-repeated="25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4">
          <table:table-cell office:value-type="string" table:style-name="ce12">
            <text:p>NFT Test approach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office:value-type="string" table:number-columns-spanned="7" table:number-rows-spanned="6" table:style-name="ce14">
            <text:p>Load Test</text:p>
          </table:table-cell>
          <table:covered-table-cell table:number-columns-repeated="6"/>
          <table:table-cell table:number-columns-repeated="16376"/>
        </table:table-row>
        <table:table-row table:number-rows-repeated="5" table:style-name="ro4">
          <table:table-cell table:style-name="ce1"/>
          <table:covered-table-cell/>
          <table:covered-table-cell table:number-columns-repeated="6"/>
          <table:table-cell table:number-columns-repeated="16376"/>
        </table:table-row>
        <table:table-row table:number-rows-repeated="7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1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Testdata" table:style-name="ta2">
        <table:table-column table:style-name="co11" table:number-columns-repeated="26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4">
          <table:table-cell office:value-type="string" table:style-name="ce12">
            <text:p>New</text:p>
          </table:table-cell>
          <table:table-cell office:value-type="string" table:style-name="ce12">
            <text:p>No Changes</text:p>
          </table:table-cell>
          <table:table-cell office:value-type="string" table:style-name="ce12">
            <text:p>No Changes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In-Scope</text:p>
          </table:table-cell>
          <table:table-cell office:value-type="string" table:style-name="ce12">
            <text:p>Baseline Test Approach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Existing</text:p>
          </table:table-cell>
          <table:table-cell office:value-type="string" table:style-name="ce12">
            <text:p>Low</text:p>
          </table:table-cell>
          <table:table-cell office:value-type="string" table:style-name="ce12">
            <text:p>&gt;5 to 10%</text:p>
          </table:table-cell>
          <table:table-cell office:value-type="string" table:style-name="ce12">
            <text:p>ORANGE</text:p>
          </table:table-cell>
          <table:table-cell office:value-type="string" table:style-name="ce12">
            <text:p>Out of Scope</text:p>
          </table:table-cell>
          <table:table-cell office:value-type="string" table:style-name="ce12">
            <text:p>Benchmark Test Approach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2">
            <text:p>Moderate</text:p>
          </table:table-cell>
          <table:table-cell office:value-type="string" table:style-name="ce12">
            <text:p>&gt;10 to 30%</text:p>
          </table:table-cell>
          <table:table-cell office:value-type="string" table:style-name="ce12">
            <text:p>GREEN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2">
            <text:p>High</text:p>
          </table:table-cell>
          <table:table-cell office:value-type="string" table:style-name="ce12">
            <text:p>&gt;30 to 50 %</text:p>
          </table:table-cell>
          <table:table-cell table:number-columns-repeated="16381" table:style-name="ce1"/>
        </table:table-row>
        <table:table-row table:style-name="ro4">
          <table:table-cell table:number-columns-repeated="2" table:style-name="ce1"/>
          <table:table-cell office:value-type="string" table:style-name="ce12">
            <text:p>&gt;50 to 70%</text:p>
          </table:table-cell>
          <table:table-cell table:number-columns-repeated="16381" table:style-name="ce1"/>
        </table:table-row>
        <table:table-row table:style-name="ro4">
          <table:table-cell table:number-columns-repeated="2" table:style-name="ce1"/>
          <table:table-cell office:value-type="string" table:style-name="ce12">
            <text:p>&gt;70 to 100%</text:p>
          </table:table-cell>
          <table:table-cell table:number-columns-repeated="16381" table:style-name="ce1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Microsoft Office User</meta:initial-creator>
    <dc:creator>ELCOT</dc:creator>
    <meta:creation-date>2022-11-04T08:06:51Z</meta:creation-date>
    <dc:date>2022-11-20T18:31:04Z</dc:date>
  </office:meta>
</office:document-meta>
</file>